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orInvoker.invoke( MessageExchangeInterceptor i , InterceptorEvent i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Invok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Invoker.InterceptorInvok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